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cadfd"/>
    </style:style>
    <style:style style:name="P2" style:family="paragraph" style:parent-style-name="Standard">
      <style:text-properties fo:color="#0000cc" officeooo:paragraph-rsid="000cadfd"/>
    </style:style>
    <style:style style:name="P3" style:family="paragraph" style:parent-style-name="Preformatted_20_Text" style:list-style-name="L1">
      <style:text-properties fo:color="#c9211e" officeooo:rsid="0008be76" officeooo:paragraph-rsid="0008be76"/>
    </style:style>
    <style:style style:name="P4" style:family="paragraph" style:parent-style-name="Preformatted_20_Text" style:list-style-name="L2">
      <style:text-properties fo:color="#c9211e" officeooo:rsid="0008be76" officeooo:paragraph-rsid="0008be76"/>
    </style:style>
    <style:style style:name="P5" style:family="paragraph" style:parent-style-name="Preformatted_20_Text">
      <style:text-properties fo:color="#c9211e" officeooo:rsid="0013edd4" officeooo:paragraph-rsid="0017d79b"/>
    </style:style>
    <style:style style:name="P6" style:family="paragraph" style:parent-style-name="Preformatted_20_Text" style:list-style-name="L8">
      <style:text-properties fo:color="#c9211e" officeooo:rsid="001dc1fc" officeooo:paragraph-rsid="001dc1fc"/>
    </style:style>
    <style:style style:name="P7" style:family="paragraph" style:parent-style-name="Preformatted_20_Text" style:list-style-name="L9">
      <style:text-properties fo:color="#c9211e" officeooo:rsid="001e19a8" officeooo:paragraph-rsid="001e19a8"/>
    </style:style>
    <style:style style:name="P8" style:family="paragraph" style:parent-style-name="Preformatted_20_Text" style:list-style-name="L10">
      <style:text-properties fo:color="#c9211e" officeooo:rsid="001eb81a" officeooo:paragraph-rsid="001eb81a"/>
    </style:style>
    <style:style style:name="P9" style:family="paragraph" style:parent-style-name="Preformatted_20_Text" style:list-style-name="L4">
      <style:text-properties officeooo:paragraph-rsid="000a2de2"/>
    </style:style>
    <style:style style:name="P10" style:family="paragraph" style:parent-style-name="Preformatted_20_Text" style:list-style-name="L7">
      <style:text-properties officeooo:paragraph-rsid="000cadfd"/>
    </style:style>
    <style:style style:name="P11" style:family="paragraph" style:parent-style-name="Preformatted_20_Text" style:list-style-name="L7">
      <style:text-properties officeooo:paragraph-rsid="0011b45c"/>
    </style:style>
    <style:style style:name="P12" style:family="paragraph" style:parent-style-name="Preformatted_20_Text">
      <style:text-properties officeooo:paragraph-rsid="0012bb8c"/>
    </style:style>
    <style:style style:name="P13" style:family="paragraph" style:parent-style-name="Preformatted_20_Text">
      <style:text-properties fo:color="#0000cc" style:font-name="Liberation Serif" fo:font-size="12pt" officeooo:paragraph-rsid="0012bb8c" style:font-size-asian="12pt" style:font-size-complex="12pt"/>
    </style:style>
    <style:style style:name="P14" style:family="paragraph" style:parent-style-name="Preformatted_20_Text">
      <style:text-properties fo:color="#0000cc" style:font-name="Liberation Serif" fo:font-size="12pt" officeooo:paragraph-rsid="00158e49" style:font-size-asian="12pt" style:font-size-complex="12pt"/>
    </style:style>
    <style:style style:name="P15" style:family="paragraph" style:parent-style-name="Preformatted_20_Text">
      <style:text-properties fo:color="#0000cc" style:font-name="Liberation Serif" fo:font-size="12pt" officeooo:paragraph-rsid="001e19a8" style:font-size-asian="12pt" style:font-size-complex="12pt"/>
    </style:style>
    <style:style style:name="P16" style:family="paragraph" style:parent-style-name="Preformatted_20_Text">
      <style:text-properties officeooo:paragraph-rsid="0013bb5b"/>
    </style:style>
    <style:style style:name="P17" style:family="paragraph" style:parent-style-name="Preformatted_20_Text">
      <style:text-properties officeooo:paragraph-rsid="001efb7d"/>
    </style:style>
    <style:style style:name="P18" style:family="paragraph" style:parent-style-name="Preformatted_20_Text">
      <style:paragraph-properties fo:margin-top="0in" fo:margin-bottom="0.1965in" loext:contextual-spacing="false"/>
    </style:style>
    <style:style style:name="P19" style:family="paragraph" style:parent-style-name="Preformatted_20_Text">
      <style:paragraph-properties fo:margin-top="0in" fo:margin-bottom="0.1965in" loext:contextual-spacing="false"/>
      <style:text-properties officeooo:paragraph-rsid="000f214d"/>
    </style:style>
    <style:style style:name="P20" style:family="paragraph" style:parent-style-name="Preformatted_20_Text">
      <style:paragraph-properties fo:margin-top="0in" fo:margin-bottom="0.1965in" loext:contextual-spacing="false"/>
      <style:text-properties officeooo:paragraph-rsid="0010e99b"/>
    </style:style>
    <style:style style:name="P21" style:family="paragraph" style:parent-style-name="Preformatted_20_Text">
      <style:paragraph-properties fo:margin-top="0in" fo:margin-bottom="0.1965in" loext:contextual-spacing="false"/>
      <style:text-properties officeooo:paragraph-rsid="0011b45c"/>
    </style:style>
    <style:style style:name="P22" style:family="paragraph" style:parent-style-name="Preformatted_20_Text">
      <style:paragraph-properties fo:margin-top="0in" fo:margin-bottom="0.1965in" loext:contextual-spacing="false"/>
      <style:text-properties officeooo:paragraph-rsid="0019e0d1"/>
    </style:style>
    <style:style style:name="P23" style:family="paragraph" style:parent-style-name="Preformatted_20_Text">
      <style:paragraph-properties fo:margin-top="0in" fo:margin-bottom="0.1965in" loext:contextual-spacing="false"/>
      <style:text-properties officeooo:paragraph-rsid="001a0ce8"/>
    </style:style>
    <style:style style:name="P24" style:family="paragraph" style:parent-style-name="Preformatted_20_Text">
      <style:paragraph-properties fo:margin-top="0in" fo:margin-bottom="0.1965in" loext:contextual-spacing="false"/>
      <style:text-properties officeooo:paragraph-rsid="001a6b60"/>
    </style:style>
    <style:style style:name="P25" style:family="paragraph" style:parent-style-name="Preformatted_20_Text">
      <style:paragraph-properties fo:margin-top="0in" fo:margin-bottom="0.1965in" loext:contextual-spacing="false"/>
      <style:text-properties officeooo:paragraph-rsid="001e19a8"/>
    </style:style>
    <style:style style:name="T1" style:family="text">
      <style:text-properties officeooo:rsid="000a2de2"/>
    </style:style>
    <style:style style:name="T2" style:family="text">
      <style:text-properties fo:color="#c9211e" officeooo:rsid="000a2de2"/>
    </style:style>
    <style:style style:name="T3" style:family="text">
      <style:text-properties fo:color="#c9211e" style:font-name="Liberation Mono" fo:font-size="10pt" officeooo:rsid="000b9395" style:font-name-asian="Noto Sans Mono CJK SC" style:font-size-asian="10pt" style:font-name-complex="Liberation Mono" style:font-size-complex="10pt"/>
    </style:style>
    <style:style style:name="T4" style:family="text">
      <style:text-properties fo:color="#c9211e" style:font-name="Liberation Mono" fo:font-size="10pt" officeooo:rsid="000cadfd" style:font-name-asian="Noto Sans Mono CJK SC" style:font-size-asian="10pt" style:font-name-complex="Liberation Mono" style:font-size-complex="10pt"/>
    </style:style>
    <style:style style:name="T5" style:family="text">
      <style:text-properties fo:color="#c9211e" style:font-name="Liberation Mono" fo:font-size="10pt" officeooo:rsid="0011b45c" style:font-name-asian="Noto Sans Mono CJK SC" style:font-size-asian="10pt" style:font-name-complex="Liberation Mono" style:font-size-complex="10pt"/>
    </style:style>
    <style:style style:name="T6" style:family="text">
      <style:text-properties fo:color="#c9211e" officeooo:rsid="000cadfd"/>
    </style:style>
    <style:style style:name="T7" style:family="text">
      <style:text-properties fo:color="#c9211e" officeooo:rsid="001e19a8"/>
    </style:style>
    <style:style style:name="T8" style:family="text">
      <style:text-properties officeooo:rsid="000b9395"/>
    </style:style>
    <style:style style:name="T9" style:family="text">
      <style:text-properties officeooo:rsid="000cadfd"/>
    </style:style>
    <style:style style:name="T10" style:family="text">
      <style:text-properties officeooo:rsid="001f9499"/>
    </style:style>
    <style:style style:name="T11" style:family="text">
      <style:text-properties officeooo:rsid="000d0984"/>
    </style:style>
    <style:style style:name="T12" style:family="text">
      <style:text-properties fo:color="#0000cc" style:font-name="Liberation Serif" fo:font-size="12pt" style:font-size-asian="12pt" style:font-size-complex="12pt"/>
    </style:style>
    <style:style style:name="T13" style:family="text">
      <style:text-properties fo:color="#0000cc" style:font-name="Liberation Serif" fo:font-size="12pt" officeooo:rsid="000e3c95" style:font-size-asian="12pt" style:font-size-complex="12pt"/>
    </style:style>
    <style:style style:name="T14" style:family="text">
      <style:text-properties fo:color="#0000cc" style:font-name="Liberation Serif" fo:font-size="12pt" officeooo:rsid="000f214d" style:font-size-asian="12pt" style:font-size-complex="12pt"/>
    </style:style>
    <style:style style:name="T15" style:family="text">
      <style:text-properties fo:color="#0000cc" style:font-name="Liberation Serif" fo:font-size="12pt" officeooo:rsid="000f3cdd" style:font-size-asian="12pt" style:font-size-complex="12pt"/>
    </style:style>
    <style:style style:name="T16" style:family="text">
      <style:text-properties fo:color="#0000cc" style:font-name="Liberation Serif" fo:font-size="12pt" officeooo:rsid="000fec7b" style:font-size-asian="12pt" style:font-size-complex="12pt"/>
    </style:style>
    <style:style style:name="T17" style:family="text">
      <style:text-properties fo:color="#0000cc" style:font-name="Liberation Serif" fo:font-size="12pt" officeooo:rsid="0010e99b" style:font-size-asian="12pt" style:font-size-complex="12pt"/>
    </style:style>
    <style:style style:name="T18" style:family="text">
      <style:text-properties fo:color="#0000cc" style:font-name="Liberation Serif" fo:font-size="12pt" officeooo:rsid="0011b45c" style:font-size-asian="12pt" style:font-size-complex="12pt"/>
    </style:style>
    <style:style style:name="T19" style:family="text">
      <style:text-properties fo:color="#0000cc" style:font-name="Liberation Serif" fo:font-size="12pt" officeooo:rsid="0012bb8c" style:font-size-asian="12pt" style:font-size-complex="12pt"/>
    </style:style>
    <style:style style:name="T20" style:family="text">
      <style:text-properties fo:color="#0000cc" style:font-name="Liberation Serif" fo:font-size="12pt" officeooo:rsid="00158e49" style:font-size-asian="12pt" style:font-size-complex="12pt"/>
    </style:style>
    <style:style style:name="T21" style:family="text">
      <style:text-properties fo:color="#0000cc" style:font-name="Liberation Serif" fo:font-size="12pt" officeooo:rsid="000a2de2" style:font-size-asian="12pt" style:font-size-complex="12pt"/>
    </style:style>
    <style:style style:name="T22" style:family="text">
      <style:text-properties fo:color="#0000cc" style:font-name="Liberation Serif" fo:font-size="12pt" officeooo:rsid="001eb81a" style:font-size-asian="12pt" style:font-size-complex="12pt"/>
    </style:style>
    <style:style style:name="T23" style:family="text">
      <style:text-properties fo:color="#0000cc" style:font-name="Liberation Serif" fo:font-size="12pt" officeooo:rsid="001efb7d" style:font-size-asian="12pt" style:font-size-complex="12pt"/>
    </style:style>
    <style:style style:name="T24" style:family="text">
      <style:text-properties fo:color="#0000cc" style:font-name="Liberation Serif" fo:font-size="12pt" officeooo:rsid="000e3c95" style:font-name-asian="Noto Sans Mono CJK SC" style:font-size-asian="12pt" style:font-name-complex="Liberation Mono" style:font-size-complex="12pt"/>
    </style:style>
    <style:style style:name="T25" style:family="text">
      <style:text-properties fo:color="#0000cc" style:font-name="Liberation Serif" fo:font-size="12pt" officeooo:rsid="000f214d" style:font-name-asian="Noto Sans Mono CJK SC" style:font-size-asian="12pt" style:font-name-complex="Liberation Mono" style:font-size-complex="12pt"/>
    </style:style>
    <style:style style:name="T26" style:family="text">
      <style:text-properties fo:color="#0000cc" style:font-name="Liberation Serif" fo:font-size="12pt" officeooo:rsid="0010e99b" style:font-name-asian="Noto Sans Mono CJK SC" style:font-size-asian="12pt" style:font-name-complex="Liberation Mono" style:font-size-complex="12pt"/>
    </style:style>
    <style:style style:name="T27" style:family="text">
      <style:text-properties fo:color="#0000cc" style:font-name="Liberation Serif" fo:font-size="12pt" officeooo:rsid="0019e0d1" style:font-name-asian="Noto Sans Mono CJK SC" style:font-size-asian="12pt" style:font-name-complex="Liberation Mono" style:font-size-complex="12pt"/>
    </style:style>
    <style:style style:name="T28" style:family="text">
      <style:text-properties fo:color="#0000cc" style:font-name="Liberation Serif" fo:font-size="12pt" officeooo:rsid="00158e49" style:font-name-asian="Noto Sans Mono CJK SC" style:font-size-asian="12pt" style:font-name-complex="Liberation Mono" style:font-size-complex="12pt"/>
    </style:style>
    <style:style style:name="T29" style:family="text">
      <style:text-properties fo:color="#0000cc" style:font-name="Liberation Serif" fo:font-size="12pt" officeooo:rsid="001a0ce8" style:font-name-asian="Noto Sans Mono CJK SC" style:font-size-asian="12pt" style:font-name-complex="Liberation Mono" style:font-size-complex="12pt"/>
    </style:style>
    <style:style style:name="T30" style:family="text">
      <style:text-properties fo:color="#0000cc" style:font-name="Liberation Serif" fo:font-size="12pt" officeooo:rsid="001a6b60" style:font-name-asian="Noto Sans Mono CJK SC" style:font-size-asian="12pt" style:font-name-complex="Liberation Mono" style:font-size-complex="12pt"/>
    </style:style>
    <style:style style:name="T31" style:family="text">
      <style:text-properties fo:color="#0000cc" style:font-name="Liberation Serif" fo:font-size="12pt" officeooo:rsid="001c6687" style:font-name-asian="Noto Sans Mono CJK SC" style:font-size-asian="12pt" style:font-name-complex="Liberation Mono" style:font-size-complex="12pt"/>
    </style:style>
    <style:style style:name="T32" style:family="text">
      <style:text-properties fo:color="#0000cc" style:font-name="Liberation Serif" fo:font-size="12pt" officeooo:rsid="001dc1fc" style:font-name-asian="Noto Sans Mono CJK SC" style:font-size-asian="12pt" style:font-name-complex="Liberation Mono" style:font-size-complex="12pt"/>
    </style:style>
    <style:style style:name="T33" style:family="text">
      <style:text-properties fo:color="#0000cc" style:font-name="Liberation Serif" fo:font-size="12pt" officeooo:rsid="001dd9d9" style:font-name-asian="Noto Sans Mono CJK SC" style:font-size-asian="12pt" style:font-name-complex="Liberation Mono" style:font-size-complex="12pt"/>
    </style:style>
    <style:style style:name="T34" style:family="text">
      <style:text-properties fo:color="#0000cc" style:font-name="Liberation Serif" fo:font-size="12pt" officeooo:rsid="001e19a8" style:font-name-asian="Noto Sans Mono CJK SC" style:font-size-asian="12pt" style:font-name-complex="Liberation Mono" style:font-size-complex="12pt"/>
    </style:style>
    <style:style style:name="T35" style:family="text">
      <style:text-properties fo:color="#0000cc" style:font-name="Liberation Serif" fo:font-size="12pt" officeooo:rsid="001eb81a" style:font-name-asian="Noto Sans Mono CJK SC" style:font-size-asian="12pt" style:font-name-complex="Liberation Mono" style:font-size-complex="12pt"/>
    </style:style>
    <style:style style:name="T36" style:family="text">
      <style:text-properties fo:color="#0000cc" style:font-name="Liberation Serif" fo:font-size="12pt" officeooo:rsid="001efb7d" style:font-name-asian="Noto Sans Mono CJK SC" style:font-size-asian="12pt" style:font-name-complex="Liberation Mono" style:font-size-complex="12pt"/>
    </style:style>
    <style:style style:name="T37" style:family="text">
      <style:text-properties fo:color="#0000cc" style:font-name="Liberation Serif" fo:font-size="12pt" fo:font-weight="normal" officeooo:rsid="001a6b60" style:font-name-asian="Noto Sans Mono CJK SC" style:font-size-asian="12pt" style:font-weight-asian="normal" style:font-name-complex="Liberation Mono" style:font-size-complex="12pt" style:font-weight-complex="normal"/>
    </style:style>
    <style:style style:name="T38" style:family="text">
      <style:text-properties fo:color="#0000cc" style:font-name="Liberation Serif" fo:font-size="12pt" fo:font-weight="normal" officeooo:rsid="001a0ce8" style:font-name-asian="Noto Sans Mono CJK SC" style:font-size-asian="12pt" style:font-weight-asian="normal" style:font-name-complex="Liberation Mono" style:font-size-complex="12pt" style:font-weight-complex="normal"/>
    </style:style>
    <style:style style:name="T39" style:family="text">
      <style:text-properties officeooo:rsid="00158e49"/>
    </style:style>
    <style:style style:name="T40" style:family="text">
      <style:text-properties officeooo:rsid="0017d79b"/>
    </style:style>
    <style:style style:name="T41" style:family="text">
      <style:text-properties officeooo:rsid="00199066"/>
    </style:style>
    <style:style style:name="T42" style:family="text">
      <style:text-properties officeooo:rsid="001efb7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ar editor, dear reviewers,</text:p>
      <text:p text:style-name="P2"/>
      <text:p text:style-name="P2"><text:span text:style-name="T9">thank you for your valuable comments, which helped us to improve our work.</text:span> <text:span text:style-name="T10">Answers to the reviewer comments below are highlighted in blue, as are changes in the </text:span><text:span text:style-name="T11">revised </text:span><text:span text:style-name="T10">manuscript.</text:span></text:p>
      <text:p text:style-name="P2"/>
      <text:p text:style-name="Preformatted_20_Text">Associate Editor</text:p>
      <text:p text:style-name="Preformatted_20_Text">Comments to the Author:</text:p>
      <text:p text:style-name="Preformatted_20_Text">On this extended version of a VCBM paper, the reviewers were split between minor revisions, major revisions and rejection, with the "reject" reviewer indicating that they felt that the paper belonged rather in the neuroimaging community than in the graphics and visualization community, but was content to be over-ruled on the question of fit.</text:p>
      <text:p text:style-name="Preformatted_20_Text"/>
      <text:p text:style-name="Preformatted_20_Text">In addition, all three reviewers felt that the presentation could be clarified, in particular the reviewer who recommended a major review, who felt that there should be an extended discussion of the advantages of model averaging over model selection, as well as further discussion of interpolation. <text:s/>The "minor" reviewer also felt that the impact of the choice between a &amp; b in the paper should have been evaluated in more detail.</text:p>
      <text:p text:style-name="Preformatted_20_Text"/>
      <text:list xml:id="list1379545515" text:style-name="L10">
        <text:list-item>
          <text:p text:style-name="P8">TODO: Comment on how these points have been addressed.</text:p>
        </text:list-item>
      </text:list>
      <text:p text:style-name="Preformatted_20_Text"/>
      <text:p text:style-name="Preformatted_20_Text">Taking all of these comments into account, the first question is therefore of fit. <text:s/>Two of the reviewers felt that it did fit, while the third felt that the contribution was primarily to neuroimaging, and that it was hard to see what it contributes to computer graphics. <text:s/></text:p>
      <text:p text:style-name="Preformatted_20_Text"/>
      <text:p text:style-name="Preformatted_20_Text">One possible resolution of this is to understand this paper in the category of "visualization application papers", where existing visualization tools are applied to a problem, and where novelty of technique per se is not required. <text:s/>However, neither of the other reviewers commented on this aspect, although they both felt that the paper addressed computer graphics. <text:s/></text:p>
      <text:p text:style-name="Preformatted_20_Text"/>
      <text:p text:style-name="Preformatted_20_Text">I note that VCBM does not co-publish in CGF, so a major review round is available, and this is consistent with the recommendation of one reviewer for a major review, a second reviewer for a significant addition (evaluation of choices) if possible, and the third for more clarity.</text:p>
      <text:p text:style-name="Preformatted_20_Text"/>
      <text:p text:style-name="P18">In order to resolve the question of fit, the authors are specifically asked to comment on the fit to computer graphics in their cover letter, and whether the paper fits the visualization application paper paradigm or not.</text:p>
      <text:p text:style-name="P21"><text:span text:style-name="T13">Before our initial submission, we carefully studied the document that defines the scope of CGF </text:span><text:a xlink:type="simple" xlink:href="https://sites.google.com/site/drminchen/cgf-info/subjects" text:style-name="Internet_20_link" text:visited-style-name="Visited_20_Internet_20_Link">https://sites.google.com/site/drminchen/cgf-info/subjects</text:a><text:span text:style-name="T13">. </text:span><text:span text:style-name="T22">We </text:span><text:span text:style-name="T13">consider o</text:span><text:span text:style-name="T22">u</text:span><text:span text:style-name="T13">r contribution to be firmly rooted within the area of "Visualization of tensor-field data"</text:span><text:span text:style-name="T12">. </text:span><text:span text:style-name="T14">Therefore, w</text:span><text:span text:style-name="T13">e are surprised about </text:span><text:span text:style-name="T19">having to discuss </text:span><text:span text:style-name="T13">the question of fit.</text:span></text:p>
      <text:p text:style-name="P19"><text:span text:style-name="T12">Historically, the literature on diffusion MRI tractography has been scattered over journals in several different fields. In this sense, we agree </text:span><text:span text:style-name="T14">with R3 </text:span><text:span text:style-name="T12">that our paper might also be within the scope of other journals. </text:span><text:span text:style-name="T14">However</text:span><text:span text:style-name="T12">, </text:span><text:span text:style-name="T25">we</text:span><text:span text:style-name="T12"> insist that this does not imply that it is outside of the scope of CGF. In particular, tractography has been regarded by many as an example of extracting geometry from (multi-)volume data for the purpose of visualization, which is well within the traditional scope of computer graphics and visualization. Consequently, there is a long history of methodological research on diffusion MRI tractography in traditional visualization venues, including influential works such as <text:line-break/><text:line-break/>D. Weinstein, G. Kindlmann, E. Lundberg: "Tensorlines: advection-diffusion based propagation through diffusion tensor fields". Proc. IEEE Visualization 1999, 249-253 <text:line-break/><text:line-break/></text:span><text:soft-page-break/><text:span text:style-name="T12">S. Zhang, C. Demiralp, D. Laidlaw: "Visualizing Diffusion Tensor MR Images Using Streamtubes and Streamsurfaces". IEEE Transactions on Visualization and Computer Graphics 9(4):454-462, 2003 <text:line-break/><text:line-break/>M. Hlawitscka, G. Scheuermann: "HOT-Lines: Tracking Lines in Higher Order Tensor Fields”. Proc. IEEE Visualization 2005, 27-34 <text:line-break/><text:line-break/>More specifically, we address </text:span><text:span text:style-name="T14">the handling of</text:span><text:span text:style-name="T12"> uncertainty, </text:span><text:span text:style-name="T14">which is a current topic of particular interest </text:span><text:span text:style-name="T35">to</text:span><text:span text:style-name="T14"> the visualization community (e.g., the</text:span><text:span text:style-name="T22"> </text:span><text:span text:style-name="T14">recent Dagstuhl seminar 22331 </text:span><text:span text:style-name="T22">focused on Visualization and Decision Making Design Under Uncertainty</text:span><text:span text:style-name="T14">).</text:span><text:span text:style-name="T12"> A closely related work that combines th</text:span><text:span text:style-name="T22">is with diffusion MRI visualization</text:span><text:span text:style-name="T12"> has been published in CGF very recently: <text:line-break/><text:line-break/>F. Siddiqui, T. Höllt, A. Vilanova: "A Progressive Approach for Uncertainty Visualization in Diffusion Tensor Imaging". Computer Graphics Forum 40(3):411-422 (2021) <text:line-break/><text:line-break/></text:span><text:span text:style-name="T13">We do consider our primary contribution as a technical one, in particular, </text:span><text:span text:style-name="T16">exploring </text:span><text:span text:style-name="T13">the </text:span><text:span text:style-name="T24">ideas of model averaging and bootstrap consensus in diffusion MRI tractography.</text:span><text:span text:style-name="T13"> We also note that the alternative journals suggested by R3 are</text:span><text:span text:style-name="T12"> prestigious technical/methodological </text:span><text:span text:style-name="T13">ones</text:span><text:span text:style-name="T12">, not clinical/applied ones. In our opinion, this shows that their concern is not about a lack of technical novelty, and is not resolved by framing our work as an "application paper". Rather, we address</text:span><text:span text:style-name="T14">ed</text:span><text:span text:style-name="T12"> their concern by </text:span><text:span text:style-name="T15">starting </text:span><text:span text:style-name="T12">our related work section </text:span><text:span text:style-name="T15">with a paragraph that</text:span><text:span text:style-name="T12"> highlight</text:span><text:span text:style-name="T15">s</text:span><text:span text:style-name="T12"> the long history of similar works in visualization.</text:span></text:p>
      <text:p text:style-name="Preformatted_20_Text">Reviewer: 1</text:p>
      <text:p text:style-name="Preformatted_20_Text"/>
      <text:p text:style-name="Preformatted_20_Text">The paper proposes methods to improve the accuracy of diffusion MRI tractography reducing the uncertainty that arises from the possibility of ‘crossing’ fibers. The paper is an extension of a previous VCBM paper on this topic. The original paper was mainly focusing on model averaging (different number of fiber orientations per voxel) using Bayesian model comparison to estimate the probability of the individual models. The now submitted extended version goes beyond this contribution proposing a second approach, referred to as bootstrap consensus, further supporting the proposed framework. <text:s/>Both methods are tested on some examples and visually and quantitatively evaluated. The paper is interesting from a theoretical and practical perspective dealing with a topic of high relevance. It fits well into the scope of the journal. </text:p>
      <text:p text:style-name="Preformatted_20_Text"/>
      <text:p text:style-name="P15"><text:span text:style-name="T39">Thank you</text:span><text:span text:style-name="T1"> for this positive </text:span><text:span text:style-name="T39">overall </text:span><text:span text:style-name="T1">assessment of our work.</text:span></text:p>
      <text:p text:style-name="Preformatted_20_Text"/>
      <text:p text:style-name="Preformatted_20_Text">The paper is mostly written well and can be easily followed however some aspects concerning the model average, integration of the fibers, and interpolation are not as clear.</text:p>
      <text:p text:style-name="Preformatted_20_Text"/>
      <text:p text:style-name="Preformatted_20_Text">The computation and estimation of the model probability using the Bayesian model and also the mew bootstrapping approach are well explained and justified. However, the advantage of model averaging over model selection is not entirely convincing and might require an extended discussion. </text:p>
      <text:p text:style-name="Preformatted_20_Text"/>
      <text:p text:style-name="Preformatted_20_Text">It seems like a model average (weighted sum of the eigenvectors of the individual models) can lead to fiber directions that are not part of any of the models contributing and could generate false directions. How would one have to imagine the average e.g. between a two-fiber and a three-fiber model? Is the assumption wrong that there is one correct model per voxel, even though it is not known? It would be nice to illustrate the meaning of model averaging in a simple analytical example. </text:p>
      <text:p text:style-name="Preformatted_20_Text"/>
      <text:p text:style-name="P17"><text:span text:style-name="T23">We illustrate the model averaging in the novel Figure 1, and re-wrote the first paragraph of Section 4 to provide a </text:span><text:span text:style-name="T36">better intuition for the expected benefit of model averaging.</text:span></text:p>
      <text:list xml:id="list1349001594" text:style-name="L1">
        <text:list-item>
          <text:p text:style-name="P3"><text:soft-page-break/>Add an illustration that shows single/two/three-fiber models in an example voxel, and the result of averaging them? Clarify that the third fiber direction is not modified by the averaging.</text:p>
        </text:list-item>
      </text:list>
      <text:p text:style-name="Preformatted_20_Text"/>
      <text:p text:style-name="Preformatted_20_Text">Similarly, the trilinear interpolation is not sufficiently explained. How stable is the generation of the correspondence between the directions of the different r-fiber models with respect to small perturbations? I can imagine that already a small change in one direction would result in an entirely different correspondence. What is the meaning of the vector group means, doesn’t this mean already depend on the chosen eigenvector orientation? What is the meaning of the average of a bimodal distribution? The advantage of the trilinear interpolation in Figure 3 obviously permits a larger number of streamlines, however, how do you know that those are not false positives? Maybe this is derived from some detailed knowledge of the specific fibers shown in this image, but it is not clear from this image.</text:p>
      <text:p text:style-name="Preformatted_20_Text"/>
      <text:list xml:id="list3030581813" text:style-name="L2">
        <text:list-item>
          <text:p text:style-name="P4">It probably makes sense to remove Figure 3, <text:span text:style-name="T8">which was also recommended by Reviewer 3. This will help to</text:span> make space for other, more important figures <text:span text:style-name="T1">which result from addressing other reviewer concerns.</text:span></text:p>
        </text:list-item>
      </text:list>
      <text:p text:style-name="Preformatted_20_Text"/>
      <text:p text:style-name="Preformatted_20_Text">Reviewer: 2</text:p>
      <text:p text:style-name="Preformatted_20_Text"/>
      <text:p text:style-name="P12">This paper is an extended version of the VCBM paper of the authors which got invited as a best paper. While the original paper proposes an approach to reduce the model uncertainty in crossing fiber tractography based on model averaging, the extended paper in addition proposes data uncertainty reduction based on a bootstrapping consensus approach as well as a combination of the two approaches. The authors document that each approach alone produces an improvement and that best results can be achieved by combining the two approaches. Hence, I conclude that there is a substantial amount of new material in this paper and there a new contributions made when compared to the VCBM paper. The paper is clearly above the threshold of 30% new material. Also, the presented new material further improves teh approach. Respective additional experiments were made to document this in qualitative and quantitative tests.</text:p>
      <text:p text:style-name="P12"><text:span text:style-name="T2"/></text:p>
      <text:p text:style-name="P13"><text:span text:style-name="T39">Thank you</text:span><text:span text:style-name="T1"> for this positive </text:span><text:span text:style-name="T39">overall </text:span><text:span text:style-name="T1">assessment of our work.</text:span></text:p>
      <text:p text:style-name="Preformatted_20_Text"/>
      <text:p text:style-name="Preformatted_20_Text">My first main criticism is that the authors sometimes try to put as much </text:p>
      <text:p text:style-name="Preformatted_20_Text">Math terms as possible into the paper, which reduced its readability and definitely its reproducability by a (starting) PhD student. Detailed comments are provided below. </text:p>
      <text:p text:style-name="Preformatted_20_Text"/>
      <text:p text:style-name="Preformatted_20_Text">Another issue with the original paper was that the impact of the choice of a and b introduced in Section 4.1 of the extended paper was not properly evaluated. I would have expected such an evaluation in the extended paper. Basically, the authors report that a=1 and b=20 delivered good results. It is unclear if this is optimal, how stable the results are with respect to the choice, and whether the same values can be chosen for all data sets including data sets obtained by different scanners and different scanner settings.</text:p>
      <text:list xml:id="list1836964176" text:style-name="L4">
        <text:list-item>
          <text:p text:style-name="P9"><text:span text:style-name="T2">We should argue that only settings that ensure monotonic behavior make sense. </text:span><text:span text:style-name="T7">We could further visually compare the PDF with a spaghetti plot of fitting residuals from our HCP subjects – hopefully, the overlay will look convincing.</text:span></text:p>
        </text:list-item>
      </text:list>
      <text:p text:style-name="Preformatted_20_Text"/>
      <text:p text:style-name="Preformatted_20_Text">Detailed comments:</text:p>
      <text:p text:style-name="Preformatted_20_Text">* In Section 3, T is introduced as a higher-order tensor representation. I think it would be good to directly state that the order is 4. </text:p>
      <text:p text:style-name="P16">* In Euqation (3) the terms are propotional, i.e., equal up to a constant factor. Does this factor matter? Why not?</text:p>
      <text:p text:style-name="Preformatted_20_Text">* In Section 4.2, {1,...,3} should be replaced by {1,2,3}.</text:p>
      <text:p text:style-name="Preformatted_20_Text">* In Section 5.2, the formulae are not well explained. If I understand correctly, the nue is an n-dimensional vectors filled randomly with 1 and -1. <text:soft-page-break/>How is then nue multziplied with epsilon. Is this a component-wise multiplication? Then, in the formula of f(k), shouldn't it be f(k_i)? <text:s/></text:p>
      <text:p text:style-name="Preformatted_20_Text">* In Section 5.4, details are missing. First, the term confluent hypergeometric function needs to be explained. Thus, in the formulae where x is mapped, it is not immediately clear that M is a function that requires 3 parameters and that then the inverse of that function is computed; there should be another set of parentheses used. How is that inverse computed? Moreover, I understand that the goal of the fitting of the Watson distribution is to estimate the value of the dispersion parameter kappa; how is that done?</text:p>
      <text:p text:style-name="P5">Open: <text:span text:style-name="T40">Add reference for</text:span> fitting of kappa</text:p>
      <text:p text:style-name="Preformatted_20_Text">* In Section 6.1, it is unclear to me how I can interpolate between multi-vectors with non-matching r. Let assume that one multi-vector has 2 and the other 3 components. I understand that the authors match 2 directions, but what happens to the third? Does it get ignored? Also, linear interpolation of tensors is not the best choice; why does it work here for the multi-vectors?</text:p>
      <text:p text:style-name="Preformatted_20_Text">* In Section 6.1, an Euler scheme is used. Commonly, Runge-Kutta schemes of higher order are used. Why was that not considered? Euler schemes limit the step size quite substantially.</text:p>
      <text:p text:style-name="Preformatted_20_Text">* In the last formula of Section 6.1, ther us the notation with this 1-function, which is not explained. It gets clear what it is from gthe description later on, but why not explicitly define it?</text:p>
      <text:p text:style-name="P14"><text:span text:style-name="T39">Thank you</text:span><text:span text:style-name="T1"> for th</text:span><text:span text:style-name="T39">e</text:span><text:span text:style-name="T1">s</text:span><text:span text:style-name="T39">e detailed </text:span><text:span text:style-name="T40">and valuable </text:span><text:span text:style-name="T39">comments, which we addressed </text:span><text:span text:style-name="T41">by modifying the equations and text </text:span><text:span text:style-name="T39">accordingly</text:span><text:span text:style-name="T1">.</text:span></text:p>
      <text:p text:style-name="Preformatted_20_Text"/>
      <text:p text:style-name="Preformatted_20_Text">Reviewer: 3</text:p>
      <text:p text:style-name="Preformatted_20_Text"/>
      <text:p text:style-name="Preformatted_20_Text">The manuscript is technically and methodologically sound, and clearly written. The conclusions are, in large part supported by the results. However, it seems to me that the methodological advances related to diffusion MRI tractography may be better suited for journals like Neuroimage or Medical Image Analysis. In its current form, it is hard to see what the current paper brings in terms of contributions to computer graphics. However, if the other reviewers and the editor sees a fit, I won’t object.</text:p>
      <text:p text:style-name="Preformatted_20_Text"/>
      <text:p text:style-name="P22"><text:span text:style-name="T20">Thank you</text:span><text:span text:style-name="T21"> for th</text:span><text:span text:style-name="T27">ese positive comments on our technical contribution and writing. </text:span><text:span text:style-name="T13">We </text:span><text:span text:style-name="T18">extended our related work section to better argue the issue of fit. A more detailed response can be found in our answer to the editor above.</text:span></text:p>
      <text:p text:style-name="Preformatted_20_Text">Comments, in no particular order:</text:p>
      <text:p text:style-name="Preformatted_20_Text">The manuscript is dense, if possible, moving section 3, and parts of section 5 to the appendix would make reading clearer.</text:p>
      <text:p text:style-name="Preformatted_20_Text"/>
      <text:p text:style-name="P22"><text:span text:style-name="T28">W</text:span><text:span text:style-name="T27">e agree that Section 3 and parts of Section 5 recapitulate previously published material. We still believe it is beneficial to keep them in the main part, because we expect that most readers would find it difficult to follow our technical contribution without calling to mind these definitions and concepts first. In case other reviewers should agree that they prefer to have this material in the appendix, we are willing to move it.</text:span></text:p>
      <text:p text:style-name="Preformatted_20_Text">To shorten the paper, I also suggest removing the interpolation figure, as this is well known in the literature e.g. ref: Jeurissen, Ben, et al. "Diffusion MRI fiber tractography of the brain." NMR in Biomedicine 32.4 (2019): e3785. See figure on interpolation</text:p>
      <text:p text:style-name="Preformatted_20_Text"/>
      <text:p text:style-name="P22"><text:span text:style-name="T28">W</text:span><text:span text:style-name="T27">e removed that figure and the corresponding text to make space for the new material that was asked for in the reviews.</text:span></text:p>
      <text:p text:style-name="Preformatted_20_Text">Did the authors use all b values for model fitting? (and if so were TractSeg results originally performed using all the shells?) A key question here is how does uncertainty change with b-value and number of directions and if the proposed method translates to clinical routine acquisitions. I find that the <text:soft-page-break/>manuscript currently lacks motivation as to why and when to use this over faster and more anatomically accurate tools like TractSeg, and what are the pros and cons on a tracking level.</text:p>
      <text:p text:style-name="P23"><text:span text:style-name="T28"/></text:p>
      <text:p text:style-name="P24"><text:span text:style-name="T30">Similar to traditional CSD, </text:span><text:span text:style-name="T37">our</text:span><text:span text:style-name="T38"> low-rank approximation approach </text:span><text:span text:style-name="T37">was first developed for</text:span><text:span text:style-name="T38"> single-shell data </text:span><text:span text:style-name="T37">[SS08] and later extended to arbitrary q-space samplings</text:span><text:span text:style-name="T38"> [ALGS17].</text:span><text:span text:style-name="T37"> </text:span><text:span text:style-name="T28">W</text:span><text:span text:style-name="T27">e </text:span><text:span text:style-name="T30">now </text:span><text:span text:style-name="T29">clarify in 7.1 that, </text:span><text:span text:style-name="T30">in our current work, </text:span><text:span text:style-name="T29">we used all b values, </text:span><text:span text:style-name="T30">as does</text:span><text:span text:style-name="T29"> TractSeg. </text:span><text:span text:style-name="T31">We also added a comment on the conceptual difference between generic and bundle-specific trac</text:span><text:span text:style-name="T32">tography</text:span><text:span text:style-name="T31"> </text:span><text:span text:style-name="T32">algorithms</text:span><text:span text:style-name="T31">.</text:span></text:p>
      <text:p text:style-name="P1">A note on the results: figs 4,6 and 7: it seems that most models give comparable results, e.g., the differences are truly minimal, apart form the selection model which consistently provides less coverage. Follow-up analyses (e.g., mean diffusion metric over tract) may shed more light on true differences between tracts.</text:p>
      <text:list xml:id="list851723286" text:style-name="L7">
        <text:list-item>
          <text:p text:style-name="P10"><text:span text:style-name="T6">It </text:span><text:span text:style-name="T4">is not too hard to also compute mean FA or MD along the tracts, as proposed by the reviewer. Hopefully, we could show that using model averaging and/or bootstrapping gets us closer to the values that result from the TractSeg reference tracts.</text:span></text:p>
        </text:list-item>
        <text:list-item>
          <text:p text:style-name="P11"><text:span text:style-name="T5">We could also highlight the statistical analysis we already did:<text:line-break/>“</text:span><text:span text:style-name="T3">We agree that it can be difficult to fully appreciate the differences in </text:span><text:span text:style-name="T4">three-dimensional geometry in </text:span><text:span text:style-name="T3">a single two-dimensional projection. For this reason, we present a </text:span><text:span text:style-name="T4">follow-up</text:span><text:span text:style-name="T3"> analysis </text:span><text:span text:style-name="T4">in </text:span><text:span text:style-name="T3">Table 1 which indicates that many of the observed differences </text:span><text:span text:style-name="T4">are statistically significant.</text:span><text:span text:style-name="T5">”</text:span></text:p>
        </text:list-item>
      </text:list>
      <text:p text:style-name="Preformatted_20_Text"/>
      <text:p text:style-name="Preformatted_20_Text">The choice of seed planes is essential here, the paper would benefit from a figure which shows their position for all tracts. Seeding through the entire tract volume would result in better coverage (as often done in the literature). As for inclusion regions, TractSeg provides tract masks, endings and staring regions. Did the authors consider using those? </text:p>
      <text:list xml:id="list2498407261" text:style-name="L8">
        <text:list-item>
          <text:p text:style-name="P6">Could we make a figure that illustrates the seed planes for all tracts?</text:p>
        </text:list-item>
      </text:list>
      <text:p text:style-name="P25"><text:span text:style-name="T33">We agree that seeding through the entire tract volume results in better coverage. </text:span><text:span text:style-name="T34">In fact, the observation that</text:span><text:span text:style-name="T33"> </text:span><text:span text:style-name="T34">generic</text:span><text:span text:style-name="T33"> tracking approaches </text:span><text:span text:style-name="T34">often </text:span><text:span text:style-name="T33">do not reliably reconstruct the full extent of tract</text:span><text:span text:style-name="T34">s</text:span><text:span text:style-name="T33"> from a single seed plane </text:span><text:span text:style-name="T34">was an important motivation of our current work: It explores the</text:span><text:span text:style-name="T33"> degree to which model model averaging and bootstrap consensus </text:span><text:span text:style-name="T34">can </text:span><text:span text:style-name="T33">improve </text:span><text:span text:style-name="T34">this.</text:span></text:p>
      <text:p text:style-name="P25"><text:span text:style-name="T33">We further argue that tract masks / starting and end regions make a lot of sense in the context of bundle-specific tracking, but should not be assumed in generic tracking algorithms.</text:span></text:p>
      <text:p text:style-name="Preformatted_20_Text">How was the WM mask defined to obtain the following results: In 14:1% of the voxels within the white matter, the selected rank differs by 1; in 0:8%, it differs by 2.</text:p>
      <text:list xml:id="list3931891549" text:style-name="L9">
        <text:list-item>
          <text:p text:style-name="P7">I think this was based on thresholding the WM mask that came out of the multi-tissue deconvolution. Johannes, can you confirm this?</text:p>
        </text:list-item>
      </text:list>
      <text:p text:style-name="Preformatted_20_Text"/>
      <text:p text:style-name="Preformatted_20_Text">Some missing references:</text:p>
      <text:p text:style-name="Preformatted_20_Text">Ensemble tractography: Takemura, Hiromasa, et al. "Ensemble tractography." PLoS computational biology 12.2 (2016): e1004692. This should be commented on.</text:p>
      <text:p text:style-name="Preformatted_20_Text"/>
      <text:p text:style-name="Preformatted_20_Text">Hyperstreamlines visualization; Vos, Sjoerd B., Max A. Viergever, and Alexander Leemans. "Multi-fiber tractography visualizations for diffusion MRI data." PloS one 8.11 (2013): e81453.</text:p>
      <text:p text:style-name="Preformatted_20_Text"/>
      <text:p text:style-name="P20"><text:span text:style-name="T17">Thank you for pointing out these relevant references, which we </text:span><text:span text:style-name="T26">added to our discussion of related wor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3T13:06:31.867572807</meta:creation-date>
    <dc:date>2022-09-06T18:28:09.133027945</dc:date>
    <meta:editing-duration>PT1H41M53S</meta:editing-duration>
    <meta:editing-cycles>7</meta:editing-cycles>
    <meta:generator>LibreOffice/6.4.7.2$Linux_X86_64 LibreOffice_project/40$Build-2</meta:generator>
    <meta:document-statistic meta:table-count="0" meta:image-count="0" meta:object-count="0" meta:page-count="5" meta:paragraph-count="64" meta:word-count="2784" meta:character-count="17383" meta:non-whitespace-character-count="14641"/>
  </office:meta>
</office:document-meta>
</file>